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Times New Roman1" svg:font-family="'Times New Roman'" style:font-family-generic="roman"/>
    <style:font-face style:name="Arial2" svg:font-family="Arial" style:font-family-generic="swiss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4049"/>
    </style:style>
    <style:style style:name="P2" style:family="paragraph" style:parent-style-name="Standard">
      <style:text-properties officeooo:rsid="0005cc7f" officeooo:paragraph-rsid="0005cc7f"/>
    </style:style>
    <style:style style:name="P3" style:family="paragraph" style:parent-style-name="Standard">
      <style:text-properties officeooo:rsid="00095596"/>
    </style:style>
    <style:style style:name="P4" style:family="paragraph" style:parent-style-name="Standard">
      <style:text-properties officeooo:rsid="00095596" officeooo:paragraph-rsid="00095596"/>
    </style:style>
    <style:style style:name="P5" style:family="paragraph" style:parent-style-name="Standard">
      <style:text-properties fo:color="#228b22" style:font-name="Courier New" fo:font-size="10pt" style:font-size-asian="10pt"/>
    </style:style>
    <style:style style:name="P6" style:family="paragraph" style:parent-style-name="Standard">
      <style:text-properties fo:color="#228b22" style:font-name="Courier New" fo:font-size="10pt" officeooo:rsid="002436f6" officeooo:paragraph-rsid="002576fd" style:font-size-asian="10pt"/>
    </style:style>
    <style:style style:name="P7" style:family="paragraph" style:parent-style-name="Standard">
      <style:text-properties officeooo:rsid="000ecfcc" officeooo:paragraph-rsid="000ecfcc"/>
    </style:style>
    <style:style style:name="P8" style:family="paragraph" style:parent-style-name="Standard">
      <style:text-properties officeooo:paragraph-rsid="000ecfcc"/>
    </style:style>
    <style:style style:name="P9" style:family="paragraph" style:parent-style-name="Standard">
      <style:text-properties officeooo:paragraph-rsid="0017ee57"/>
    </style:style>
    <style:style style:name="P10" style:family="paragraph" style:parent-style-name="Standard">
      <style:text-properties officeooo:paragraph-rsid="001a14dc"/>
    </style:style>
    <style:style style:name="P11" style:family="paragraph" style:parent-style-name="Standard">
      <style:text-properties officeooo:paragraph-rsid="001b4d9b"/>
    </style:style>
    <style:style style:name="P12" style:family="paragraph" style:parent-style-name="Standard">
      <style:text-properties officeooo:rsid="00210f5c" officeooo:paragraph-rsid="002436f6"/>
    </style:style>
    <style:style style:name="P13" style:family="paragraph" style:parent-style-name="Standard">
      <style:text-properties officeooo:rsid="00210f5c" officeooo:paragraph-rsid="00268b2e"/>
    </style:style>
    <style:style style:name="P14" style:family="paragraph" style:parent-style-name="Standard">
      <style:text-properties officeooo:paragraph-rsid="002576fd"/>
    </style:style>
    <style:style style:name="P15" style:family="paragraph" style:parent-style-name="Standard">
      <style:text-properties fo:color="#000000" style:font-name="Courier New" fo:font-size="10pt" style:font-size-asian="10pt"/>
    </style:style>
    <style:style style:name="P16" style:family="paragraph" style:parent-style-name="Standard">
      <style:text-properties fo:color="#000000" style:font-name="Courier New" fo:font-size="10pt" officeooo:rsid="001b4d9b" officeooo:paragraph-rsid="001b4d9b" style:font-size-asian="10pt"/>
    </style:style>
    <style:style style:name="P17" style:family="paragraph" style:parent-style-name="Standard">
      <style:text-properties fo:color="#000000" style:font-name="Courier New" fo:font-size="10pt" officeooo:paragraph-rsid="00095596" style:font-size-asian="10pt"/>
    </style:style>
    <style:style style:name="P18" style:family="paragraph" style:parent-style-name="Standard">
      <style:text-properties fo:color="#000000" style:font-name="Courier New" fo:font-size="10pt" officeooo:rsid="000761a2" officeooo:paragraph-rsid="000ecfcc" style:font-size-asian="10pt"/>
    </style:style>
    <style:style style:name="P19" style:family="paragraph" style:parent-style-name="Standard">
      <style:text-properties officeooo:rsid="00105d90" officeooo:paragraph-rsid="00105d90"/>
    </style:style>
    <style:style style:name="P20" style:family="paragraph" style:parent-style-name="Standard">
      <style:text-properties officeooo:rsid="002436f6" officeooo:paragraph-rsid="002436f6"/>
    </style:style>
    <style:style style:name="P21" style:family="paragraph" style:parent-style-name="Standard">
      <style:text-properties officeooo:rsid="000761a2" officeooo:paragraph-rsid="000ecfcc"/>
    </style:style>
    <style:style style:name="P22" style:family="paragraph" style:parent-style-name="Standard">
      <style:text-properties officeooo:rsid="004bc7dd" officeooo:paragraph-rsid="004bc7dd"/>
    </style:style>
    <style:style style:name="P23" style:family="paragraph" style:parent-style-name="Text_20_body">
      <style:paragraph-properties fo:text-align="center" style:justify-single-word="false"/>
      <style:text-properties officeooo:rsid="0002bb27" officeooo:paragraph-rsid="0002bb27"/>
    </style:style>
    <style:style style:name="P24" style:family="paragraph" style:parent-style-name="Text_20_body">
      <style:text-properties officeooo:rsid="000bf052" officeooo:paragraph-rsid="000d82a7"/>
    </style:style>
    <style:style style:name="P25" style:family="paragraph" style:parent-style-name="Text_20_body">
      <style:text-properties officeooo:rsid="0008f2da" officeooo:paragraph-rsid="000ecfcc"/>
    </style:style>
    <style:style style:name="P26" style:family="paragraph" style:parent-style-name="Text_20_body">
      <style:text-properties fo:color="#000000" style:font-name="Courier New" fo:font-size="10pt" officeooo:paragraph-rsid="000ecfcc" style:font-size-asian="10pt"/>
    </style:style>
    <style:style style:name="P27" style:family="paragraph" style:parent-style-name="Text_20_body">
      <style:text-properties officeooo:rsid="000ecfcc" officeooo:paragraph-rsid="000ecfcc"/>
    </style:style>
    <style:style style:name="P28" style:family="paragraph" style:parent-style-name="Text_20_body">
      <style:text-properties officeooo:rsid="000761a2" officeooo:paragraph-rsid="000ecfcc"/>
    </style:style>
    <style:style style:name="P29" style:family="paragraph" style:parent-style-name="Text_20_body">
      <style:text-properties officeooo:rsid="000b4da7" officeooo:paragraph-rsid="000ecfcc"/>
    </style:style>
    <style:style style:name="P30" style:family="paragraph" style:parent-style-name="Text_20_body">
      <style:text-properties officeooo:rsid="0019e442" officeooo:paragraph-rsid="001b4d9b"/>
    </style:style>
    <style:style style:name="P31" style:family="paragraph" style:parent-style-name="Text_20_body">
      <style:text-properties officeooo:rsid="001dadf7" officeooo:paragraph-rsid="001dadf7"/>
    </style:style>
    <style:style style:name="P32" style:family="paragraph" style:parent-style-name="Text_20_body">
      <style:text-properties officeooo:rsid="00210f5c" officeooo:paragraph-rsid="00210f5c"/>
    </style:style>
    <style:style style:name="P33" style:family="paragraph" style:parent-style-name="Text_20_body">
      <style:text-properties officeooo:rsid="002436f6" officeooo:paragraph-rsid="002436f6"/>
    </style:style>
    <style:style style:name="P34" style:family="paragraph" style:parent-style-name="Text_20_body">
      <style:text-properties officeooo:rsid="002436f6" officeooo:paragraph-rsid="003ae22c"/>
    </style:style>
    <style:style style:name="P35" style:family="paragraph" style:parent-style-name="Text_20_body">
      <style:text-properties officeooo:rsid="0025a80b" officeooo:paragraph-rsid="0025a80b"/>
    </style:style>
    <style:style style:name="P36" style:family="paragraph" style:parent-style-name="Text_20_body">
      <style:text-properties officeooo:rsid="0028ac43" officeooo:paragraph-rsid="0028ac43"/>
    </style:style>
    <style:style style:name="P37" style:family="paragraph" style:parent-style-name="Text_20_body">
      <style:text-properties officeooo:rsid="002a5101" officeooo:paragraph-rsid="002bc5ba"/>
    </style:style>
    <style:style style:name="P38" style:family="paragraph" style:parent-style-name="Text_20_body">
      <style:text-properties officeooo:rsid="002b2a12" officeooo:paragraph-rsid="002b4181"/>
    </style:style>
    <style:style style:name="P39" style:family="paragraph" style:parent-style-name="Text_20_body">
      <style:text-properties officeooo:rsid="002bc5ba" officeooo:paragraph-rsid="002bc5ba"/>
    </style:style>
    <style:style style:name="P40" style:family="paragraph" style:parent-style-name="Text_20_body">
      <style:text-properties officeooo:rsid="002cea77" officeooo:paragraph-rsid="004404e2"/>
    </style:style>
    <style:style style:name="P41" style:family="paragraph" style:parent-style-name="Text_20_body">
      <style:text-properties officeooo:rsid="003547a9" officeooo:paragraph-rsid="003547a9"/>
    </style:style>
    <style:style style:name="P42" style:family="paragraph" style:parent-style-name="Text_20_body">
      <style:text-properties officeooo:rsid="003c8739" officeooo:paragraph-rsid="003c8739"/>
    </style:style>
    <style:style style:name="P43" style:family="paragraph" style:parent-style-name="Text_20_body">
      <style:text-properties officeooo:paragraph-rsid="004404e2"/>
    </style:style>
    <style:style style:name="P44" style:family="paragraph" style:parent-style-name="Text_20_body">
      <style:text-properties style:font-name="Liberation Serif" officeooo:paragraph-rsid="004404e2"/>
    </style:style>
    <style:style style:name="P45" style:family="paragraph" style:parent-style-name="Text_20_body">
      <style:text-properties officeooo:rsid="00476758" officeooo:paragraph-rsid="00476758"/>
    </style:style>
    <style:style style:name="P46" style:family="paragraph" style:parent-style-name="Standard" style:master-page-name="">
      <style:paragraph-properties fo:margin-left="0cm" fo:margin-right="-0.953cm" fo:text-indent="0cm" style:auto-text-indent="false" style:page-number="auto"/>
      <style:text-properties officeooo:paragraph-rsid="00391024"/>
    </style:style>
    <style:style style:name="P47" style:family="paragraph" style:parent-style-name="Title">
      <style:paragraph-properties fo:break-before="page"/>
    </style:style>
    <style:style style:name="P48" style:family="paragraph" style:parent-style-name="Text_20_body" style:list-style-name="L1">
      <style:text-properties officeooo:paragraph-rsid="002cea77"/>
    </style:style>
    <style:style style:name="P49" style:family="paragraph" style:parent-style-name="Text_20_body" style:list-style-name="L1">
      <style:text-properties officeooo:rsid="002a5101" officeooo:paragraph-rsid="002bc5ba"/>
    </style:style>
    <style:style style:name="P50" style:family="paragraph" style:parent-style-name="Text_20_body" style:list-style-name="L2">
      <style:text-properties officeooo:paragraph-rsid="002bc5ba"/>
    </style:style>
    <style:style style:name="P51" style:family="paragraph" style:parent-style-name="Text_20_body" style:list-style-name="L2">
      <style:text-properties officeooo:rsid="002cea77" officeooo:paragraph-rsid="002cea77"/>
    </style:style>
    <style:style style:name="P52" style:family="paragraph" style:parent-style-name="Text_20_body" style:list-style-name="L2">
      <style:text-properties officeooo:rsid="002cea77" officeooo:paragraph-rsid="002ea8c1"/>
    </style:style>
    <style:style style:name="P53" style:family="paragraph" style:parent-style-name="Text_20_body" style:list-style-name="L3">
      <style:text-properties officeooo:rsid="0035ec76" officeooo:paragraph-rsid="0035ec76"/>
    </style:style>
    <style:style style:name="P54" style:family="paragraph" style:parent-style-name="Text_20_body" style:list-style-name="L3">
      <style:text-properties officeooo:rsid="0002bb27" officeooo:paragraph-rsid="0035ec76"/>
    </style:style>
    <style:style style:name="P55" style:family="paragraph" style:parent-style-name="Text_20_body">
      <style:text-properties officeooo:rsid="004c3471" officeooo:paragraph-rsid="004c3471"/>
    </style:style>
    <style:style style:name="P56" style:family="paragraph" style:parent-style-name="Text_20_body">
      <style:text-properties officeooo:rsid="004d8480" officeooo:paragraph-rsid="004d8480"/>
    </style:style>
    <style:style style:name="P57" style:family="paragraph" style:parent-style-name="Standard">
      <style:text-properties officeooo:rsid="004d8480" officeooo:paragraph-rsid="004d8480"/>
    </style:style>
    <style:style style:name="P58" style:family="paragraph" style:parent-style-name="Standard">
      <style:text-properties fo:color="#228b22" style:font-name="Courier New" fo:font-size="10pt" style:font-size-asian="10pt"/>
    </style:style>
    <style:style style:name="P59" style:family="paragraph" style:parent-style-name="Standard">
      <style:text-properties fo:color="#228b22" style:font-name="Courier New" fo:font-size="10pt" officeooo:rsid="004d8480" officeooo:paragraph-rsid="004f2d9a" style:font-size-asian="10pt"/>
    </style:style>
    <style:style style:name="P60" style:family="paragraph" style:parent-style-name="Standard">
      <style:text-properties style:font-name="Courier New1" officeooo:rsid="004d8480" officeooo:paragraph-rsid="004d8480"/>
    </style:style>
    <style:style style:name="P61" style:family="paragraph" style:parent-style-name="Standard">
      <style:text-properties officeooo:rsid="004f2d9a" officeooo:paragraph-rsid="004f2d9a"/>
    </style:style>
    <style:style style:name="P62" style:family="paragraph" style:parent-style-name="Standard">
      <style:text-properties fo:color="#000000" style:font-name="Courier New" fo:font-size="10pt" officeooo:rsid="004f2d9a" officeooo:paragraph-rsid="004f2d9a" style:font-size-asian="10pt"/>
    </style:style>
    <style:style style:name="P63" style:family="paragraph" style:parent-style-name="Standard">
      <style:text-properties fo:color="#000000" style:font-name="Courier New" fo:font-size="10pt" officeooo:rsid="004f2d9a" officeooo:paragraph-rsid="00514913" style:font-size-asian="10pt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color="#000000" style:font-name="Courier New" fo:font-size="10pt" officeooo:rsid="004f2d9a" officeooo:paragraph-rsid="004f2d9a" style:font-size-asian="10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color="#000000" style:font-name="Courier New" fo:font-size="10pt" style:font-size-asian="10pt"/>
    </style:style>
    <style:style style:name="P66" style:family="paragraph" style:parent-style-name="Standard">
      <style:paragraph-properties fo:margin-left="0cm" fo:margin-right="0cm" fo:text-indent="0cm" style:auto-text-indent="false"/>
      <style:text-properties fo:color="#000000" style:font-name="Courier New" fo:font-size="10pt" officeooo:paragraph-rsid="00514913" style:font-size-asian="10pt"/>
    </style:style>
    <style:style style:name="P67" style:family="paragraph" style:parent-style-name="Heading_20_1">
      <style:text-properties officeooo:rsid="0002bb27"/>
    </style:style>
    <style:style style:name="P68" style:family="paragraph" style:parent-style-name="Heading_20_1">
      <style:text-properties officeooo:rsid="0002bb27" officeooo:paragraph-rsid="0002bb27"/>
    </style:style>
    <style:style style:name="P69" style:family="paragraph" style:parent-style-name="Heading_20_1">
      <style:text-properties officeooo:rsid="00210f5c" officeooo:paragraph-rsid="00391024"/>
    </style:style>
    <style:style style:name="P70" style:family="paragraph" style:parent-style-name="Heading_20_1">
      <style:text-properties officeooo:rsid="0003a085" officeooo:paragraph-rsid="00428868"/>
    </style:style>
    <style:style style:name="P71" style:family="paragraph" style:parent-style-name="Heading_20_1">
      <style:text-properties officeooo:paragraph-rsid="00428868"/>
    </style:style>
    <style:style style:name="P72" style:family="paragraph" style:parent-style-name="Heading_20_1">
      <style:text-properties officeooo:rsid="003c8739" officeooo:paragraph-rsid="003c8739"/>
    </style:style>
    <style:style style:name="P73" style:family="paragraph" style:parent-style-name="Heading_20_1">
      <style:text-properties officeooo:rsid="0022377f" officeooo:paragraph-rsid="0025a80b"/>
    </style:style>
    <style:style style:name="P74" style:family="paragraph" style:parent-style-name="Heading_20_1">
      <style:text-properties officeooo:rsid="000ebab6" officeooo:paragraph-rsid="000ebab6"/>
    </style:style>
    <style:style style:name="P75" style:family="paragraph" style:parent-style-name="Heading_20_1">
      <style:text-properties officeooo:paragraph-rsid="000ecfcc"/>
    </style:style>
    <style:style style:name="P76" style:family="paragraph" style:parent-style-name="Heading_20_1">
      <style:text-properties officeooo:rsid="00054049" officeooo:paragraph-rsid="00054049"/>
    </style:style>
    <style:style style:name="P77" style:family="paragraph" style:parent-style-name="Heading_20_2">
      <style:text-properties officeooo:rsid="000761a2" officeooo:paragraph-rsid="000ecfcc"/>
    </style:style>
    <style:style style:name="P78" style:family="paragraph" style:parent-style-name="Heading_20_2">
      <style:text-properties officeooo:rsid="000b4da7" officeooo:paragraph-rsid="000ecfcc"/>
    </style:style>
    <style:style style:name="P79" style:family="paragraph" style:parent-style-name="Heading_20_2">
      <style:text-properties officeooo:rsid="000b4da7" officeooo:paragraph-rsid="004c3471"/>
    </style:style>
    <style:style style:name="T1" style:family="text">
      <style:text-properties fo:color="#228b22" style:font-name="Courier New" fo:font-size="10pt" style:font-size-asian="10pt"/>
    </style:style>
    <style:style style:name="T2" style:family="text">
      <style:text-properties fo:color="#228b22" style:font-name="Courier New" fo:font-size="10pt" officeooo:rsid="001a14dc" style:font-size-asian="10pt"/>
    </style:style>
    <style:style style:name="T3" style:family="text">
      <style:text-properties fo:color="#228b22" style:font-name="Courier New" fo:font-size="10pt" officeooo:rsid="001b4d9b" style:font-size-asian="10pt"/>
    </style:style>
    <style:style style:name="T4" style:family="text">
      <style:text-properties fo:color="#228b22" style:font-name="Courier New" fo:font-size="10pt" officeooo:rsid="001bc3e9" style:font-size-asian="10pt"/>
    </style:style>
    <style:style style:name="T5" style:family="text">
      <style:text-properties fo:color="#228b22" style:font-name="Courier New" fo:font-size="10pt" officeooo:rsid="002436f6" style:font-size-asian="10pt"/>
    </style:style>
    <style:style style:name="T6" style:family="text">
      <style:text-properties fo:color="#228b22" style:font-name="Courier New" fo:font-size="10pt" officeooo:rsid="00210f5c" style:font-size-asian="10pt"/>
    </style:style>
    <style:style style:name="T7" style:family="text">
      <style:text-properties fo:color="#228b22" style:font-name="Courier New" fo:font-size="10pt" officeooo:rsid="00268b2e" style:font-size-asian="10pt"/>
    </style:style>
    <style:style style:name="T8" style:family="text">
      <style:text-properties fo:color="#228b22" style:font-name="Courier New" fo:font-size="10pt" officeooo:rsid="00275c52" style:font-size-asian="10pt"/>
    </style:style>
    <style:style style:name="T9" style:family="text">
      <style:text-properties fo:color="#228b22" style:font-name="Courier New" fo:font-size="10pt" style:font-size-asian="10pt"/>
    </style:style>
    <style:style style:name="T10" style:family="text">
      <style:text-properties fo:color="#228b22" style:font-name="courier" fo:font-size="10pt" style:font-size-asian="10pt"/>
    </style:style>
    <style:style style:name="T11" style:family="text">
      <style:text-properties fo:color="#228b22" officeooo:rsid="004d8480"/>
    </style:style>
    <style:style style:name="T12" style:family="text">
      <style:text-properties fo:color="#000000"/>
    </style:style>
    <style:style style:name="T13" style:family="text">
      <style:text-properties fo:color="#000000" style:font-name="Courier New" fo:font-size="10pt" style:font-size-asian="10pt"/>
    </style:style>
    <style:style style:name="T14" style:family="text">
      <style:text-properties fo:color="#000000" style:font-name="Courier New" fo:font-size="10pt" officeooo:rsid="0015f22d" style:font-size-asian="10pt"/>
    </style:style>
    <style:style style:name="T15" style:family="text">
      <style:text-properties fo:color="#000000" style:font-name="Courier New" fo:font-size="10pt" officeooo:rsid="001b4d9b" style:font-size-asian="10pt"/>
    </style:style>
    <style:style style:name="T16" style:family="text">
      <style:text-properties fo:color="#000000" style:font-name="Courier New" fo:font-size="10pt" officeooo:rsid="00377925" style:font-size-asian="10pt"/>
    </style:style>
    <style:style style:name="T17" style:family="text">
      <style:text-properties fo:color="#000000" style:font-name="Courier New" fo:font-size="10pt" officeooo:rsid="001b4d9b" style:font-size-asian="10pt" style:font-size-complex="10pt"/>
    </style:style>
    <style:style style:name="T18" style:family="text">
      <style:text-properties fo:color="#000000" style:font-name="Courier New" fo:font-size="10pt" style:font-size-asian="10pt"/>
    </style:style>
    <style:style style:name="T19" style:family="text">
      <style:text-properties fo:color="#000000" style:font-name="Times New Roman" fo:font-size="12pt" officeooo:rsid="001b4d9b" style:font-size-asian="12pt" style:font-size-complex="12pt"/>
    </style:style>
    <style:style style:name="T20" style:family="text">
      <style:text-properties fo:color="#000000" style:font-name="Times New Roman" fo:font-size="12pt" officeooo:rsid="00377925" style:font-size-asian="12pt" style:font-size-complex="12pt"/>
    </style:style>
    <style:style style:name="T21" style:family="text">
      <style:text-properties fo:color="#000000" fo:font-size="10pt" style:font-size-asian="10pt"/>
    </style:style>
    <style:style style:name="T22" style:family="text">
      <style:text-properties fo:color="#000000"/>
    </style:style>
    <style:style style:name="T23" style:family="text">
      <style:text-properties fo:color="#0000ff" style:font-name="Courier New"/>
    </style:style>
    <style:style style:name="T24" style:family="text">
      <style:text-properties fo:color="#0000ff" style:font-name="Courier New" fo:font-size="10pt" style:font-size-asian="10pt"/>
    </style:style>
    <style:style style:name="T25" style:family="text">
      <style:text-properties fo:color="#0000ff" fo:font-size="10pt" style:font-size-asian="10pt"/>
    </style:style>
    <style:style style:name="T26" style:family="text">
      <style:text-properties officeooo:rsid="000d82a7"/>
    </style:style>
    <style:style style:name="T27" style:family="text">
      <style:text-properties officeooo:rsid="0014b0de"/>
    </style:style>
    <style:style style:name="T28" style:family="text">
      <style:text-properties officeooo:rsid="001f3c39"/>
    </style:style>
    <style:style style:name="T29" style:family="text">
      <style:text-properties officeooo:rsid="0022377f"/>
    </style:style>
    <style:style style:name="T30" style:family="text">
      <style:text-properties officeooo:rsid="000761a2"/>
    </style:style>
    <style:style style:name="T31" style:family="text">
      <style:text-properties officeooo:rsid="00275c52"/>
    </style:style>
    <style:style style:name="T32" style:family="text">
      <style:text-properties officeooo:rsid="0028ac43"/>
    </style:style>
    <style:style style:name="T33" style:family="text">
      <style:text-properties officeooo:rsid="002a5101"/>
    </style:style>
    <style:style style:name="T34" style:family="text">
      <style:text-properties officeooo:rsid="002b4181"/>
    </style:style>
    <style:style style:name="T35" style:family="text">
      <style:text-properties officeooo:rsid="002bc5ba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2bc5ba" style:font-weight-asian="bold" style:font-weight-complex="bold"/>
    </style:style>
    <style:style style:name="T38" style:family="text">
      <style:text-properties fo:font-weight="bold" officeooo:rsid="002ea8c1" style:font-weight-asian="bold" style:font-weight-complex="bold"/>
    </style:style>
    <style:style style:name="T39" style:family="text">
      <style:text-properties fo:font-weight="bold" officeooo:rsid="003547a9" style:font-weight-asian="bold" style:font-weight-complex="bold"/>
    </style:style>
    <style:style style:name="T40" style:family="text">
      <style:text-properties fo:font-weight="bold" officeooo:rsid="004404e2" style:font-weight-asian="bold" style:font-weight-complex="bold"/>
    </style:style>
    <style:style style:name="T41" style:family="text">
      <style:text-properties officeooo:rsid="002cea77"/>
    </style:style>
    <style:style style:name="T42" style:family="text">
      <style:text-properties style:font-name="Times New Roman1" fo:font-size="12pt" fo:language="sv" fo:country="SE" style:font-size-asian="12pt"/>
    </style:style>
    <style:style style:name="T43" style:family="text">
      <style:text-properties officeooo:rsid="002ea8c1"/>
    </style:style>
    <style:style style:name="T44" style:family="text">
      <style:text-properties officeooo:rsid="002ed2c7"/>
    </style:style>
    <style:style style:name="T45" style:family="text">
      <style:text-properties officeooo:rsid="0032aaed"/>
    </style:style>
    <style:style style:name="T46" style:family="text">
      <style:text-properties officeooo:rsid="0002bb27"/>
    </style:style>
    <style:style style:name="T47" style:family="text">
      <style:text-properties officeooo:rsid="003ae22c"/>
    </style:style>
    <style:style style:name="T48" style:family="text">
      <style:text-properties officeooo:rsid="002436f6"/>
    </style:style>
    <style:style style:name="T49" style:family="text">
      <style:text-properties officeooo:rsid="003c8739"/>
    </style:style>
    <style:style style:name="T50" style:family="text">
      <style:text-properties officeooo:rsid="003d1c55"/>
    </style:style>
    <style:style style:name="T51" style:family="text">
      <style:text-properties style:font-name="Courier New"/>
    </style:style>
    <style:style style:name="T52" style:family="text">
      <style:text-properties officeooo:rsid="004404e2"/>
    </style:style>
    <style:style style:name="T53" style:family="text">
      <style:text-properties fo:font-style="italic" officeooo:rsid="004404e2" style:font-style-asian="italic" style:font-style-complex="italic"/>
    </style:style>
    <style:style style:name="T54" style:family="text">
      <style:text-properties style:font-name="Liberation Serif" fo:font-size="12pt" fo:language="sv" fo:country="SE" fo:font-style="normal" style:font-size-asian="12pt" style:font-style-asian="normal" style:font-style-complex="normal"/>
    </style:style>
    <style:style style:name="T55" style:family="text">
      <style:text-properties style:font-name="Liberation Serif" fo:font-size="12pt" fo:language="sv" fo:country="SE" fo:font-style="normal" fo:font-weight="bold" style:font-size-asian="12pt" style:font-style-asian="normal" style:font-weight-asian="bold" style:font-style-complex="normal"/>
    </style:style>
    <style:style style:name="T56" style:family="text">
      <style:text-properties style:font-name="Liberation Serif" fo:font-size="12pt" fo:language="sv" fo:country="SE" fo:font-style="normal" fo:font-weight="bold" style:font-size-asian="12pt" style:font-style-asian="normal" style:font-weight-asian="bold" style:font-style-complex="normal" style:font-weight-complex="bold"/>
    </style:style>
    <style:style style:name="T57" style:family="text">
      <style:text-properties style:font-name="Liberation Serif" fo:font-size="12pt" fo:language="sv" fo:country="SE" fo:font-style="italic" style:font-size-asian="12pt" style:font-style-asian="italic" style:font-style-complex="italic"/>
    </style:style>
    <style:style style:name="T58" style:family="text">
      <style:text-properties officeooo:rsid="004581f3"/>
    </style:style>
    <style:style style:name="T59" style:family="text">
      <style:text-properties officeooo:rsid="00476758"/>
    </style:style>
    <style:style style:name="T60" style:family="text">
      <style:text-properties officeooo:rsid="004c3471"/>
    </style:style>
    <style:style style:name="T61" style:family="text">
      <style:text-properties officeooo:rsid="004d8480"/>
    </style:style>
    <style:style style:name="T62" style:family="text">
      <style:text-properties officeooo:rsid="004f2d9a"/>
    </style:style>
    <style:style style:name="T63" style:family="text">
      <style:text-properties officeooo:rsid="00511713"/>
    </style:style>
    <style:style style:name="T64" style:family="text">
      <style:text-properties officeooo:rsid="00514913"/>
    </style:style>
    <style:style style:name="T65" style:family="text">
      <style:text-properties officeooo:rsid="0052d436"/>
    </style:style>
    <style:style style:name="T66" style:family="text">
      <style:text-properties officeooo:rsid="00568924"/>
    </style:style>
    <style:style style:name="T67" style:family="text">
      <style:text-properties officeooo:rsid="0057c5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VE-corrections</text:p>
      <text:p text:style-name="P23">Jan Axelsson 201<text:span text:style-name="T67">9-05-15</text:span></text:p>
      <text:h text:style-name="P68" text:outline-level="1">Intro</text:h>
      <text:p text:style-name="P37">Partial volume correction can be performed on regions-of-interest (ROI) or pixelwise on the image. </text:p>
      <text:p text:style-name="P37">In the methods implemented here, <text:span text:style-name="T35">the following has to be known</text:span></text:p>
      <text:list xml:id="list2857023815" text:style-name="L1">
        <text:list-item>
          <text:p text:style-name="P49">the ROIs have to be accurately known, for instance by segmentation from MRI</text:p>
        </text:list-item>
        <text:list-item>
          <text:p text:style-name="P48"><text:span text:style-name="T33">image resolution has to be known in x, y, z directions. <text:s/>This can be determined by autocorrelation methods, such as SPM and AFNI </text:span><text:span text:style-name="T42">3dFWHMx </text:span><text:span text:style-name="T33">on noise signals. <text:s/>For dynamic data, the residual image when using principal-component filtering in imlook4d may be used.</text:span></text:p>
        </text:list-item>
      </text:list>
      <text:p text:style-name="P38">For <text:span text:style-name="T34">all </text:span>the partial-volume correction methods implemented <text:span text:style-name="T34">here</text:span>, a partial-volume <text:span text:style-name="T41">effect</text:span> (pve) map is created, which <text:span text:style-name="T34">describes</text:span> how a homogenous activity (of value 1) inside the ROI would <text:span text:style-name="T44">be imaged</text:span> <text:span text:style-name="T34"><text:s/></text:span>measured with the <text:span text:style-name="T44">a</text:span> known image resolution. </text:p>
      <text:p text:style-name="P39">The pve-map is used in multiple ways:</text:p>
      <text:list xml:id="list2510528063" text:style-name="L2">
        <text:list-item>
          <text:p text:style-name="P50"><text:span text:style-name="T39">RC: </text:span><text:span text:style-name="T37">recovery coefficient</text:span><text:span text:style-name="T35"> (RC) of a ROI is determined by simply averaging the pve-map pixels inside a ROI. <text:s/>This can be extended to calculate the cross talk between all ROIs, which is called the geometric-transfer matrix (GTM)</text:span></text:p>
        </text:list-item>
        <text:list-item>
          <text:p text:style-name="P51"><text:span text:style-name="T38">GTM: </text:span><text:span text:style-name="T36">“true” ROI values</text:span> <text:span text:style-name="T45">and the GTM are related to the measured ROI values through a matrix equation. <text:s/>This equation can be solved for the true</text:span> <text:span text:style-name="T45">ROI values</text:span>, Rousset 1998. <text:span text:style-name="T66">This can be calculated using the pve-map, or by known weight factors, (which can be determined using the pveWeights function).</text:span></text:p>
        </text:list-item>
        <text:list-item>
          <text:p text:style-name="P52"><text:span text:style-name="T38">MTC:</text:span><text:span text:style-name="T36"> partial-volume image correction</text:span> can be performed by <text:span text:style-name="T43">the Multi-target correction (MTC), </text:span>Erlandsson 2006. <text:s/><text:span text:style-name="T43">This method uses the GTM method to obtain true ROI values. <text:s/>It then treats each ROI as a target and uses a Müller-Gärtner method (MGM) to subract the spill-in of homogenous uptake from all other</text:span> ROIs<text:span text:style-name="T43">. <text:s/>A pve-corrected image is created by repeating this procedure for all ROIs</text:span></text:p>
        </text:list-item>
      </text:list>
      <text:p text:style-name="P41">The following has to be fulfilled to make the above methods work:</text:p>
      <text:list xml:id="list1872093050" text:style-name="L3">
        <text:list-item>
          <text:p text:style-name="P53">ROIs can be considered to have homogenous uptake. <text:s/>The exception to this is for the MTC, where the target ROI non-homogeneous uptake is calculated. <text:s/>For MTC, this basically means that the spill-in from non-target ROIs are considered similar to that from <text:s/>homogeneous neighbor ROI.</text:p>
        </text:list-item>
        <text:list-item>
          <text:p text:style-name="P54">all pixels in the image are assigned to one ROI (at least in the area of the brain that we are looking at).</text:p>
        </text:list-item>
      </text:list>
      <text:p text:style-name="P45">The rest of this document describes how to perform partial-volume correction on images with the all-in-one solution. <text:s/>Appendix A contains information on performing specific operations </text:p>
      <text:p text:style-name="P45"><text:soft-page-break/></text:p>
      <text:h text:style-name="P69" text:outline-level="1">Performing PVE-corrections <text:span text:style-name="T29">on images</text:span></text:h>
      <text:p text:style-name="P30"><text:span text:style-name="T46">This example illustrates how to obtain a MTC pve-corrected image matrix using matrices exported from imlook4d. <text:s/>The matrices can be obtained from any method, such as SPM reader, but from imlook4d the matrix of ROI indeces will be called <text:s/></text:span><text:span text:style-name="T15">imlook4d_ROI</text:span><text:span text:style-name="T19">, and the pixel values <text:s/></text:span><text:span text:style-name="T15">imlook4d_</text:span><text:span text:style-name="T16">Cdata</text:span><text:span text:style-name="T15">. </text:span><text:span text:style-name="T19">Also the ROI </text:span><text:span text:style-name="T20">values</text:span><text:span text:style-name="T19"> </text:span><text:span text:style-name="T20">are</text:span><text:span text:style-name="T19"> needed, which in imlook4d is called</text:span><text:span text:style-name="T15"> </text:span><text:span text:style-name="T17">imlook4d_ROI_data.mean</text:span><text:span text:style-name="T15"> <text:s/></text:span></text:p>
      <text:p text:style-name="P11"><text:span text:style-name="T13"><text:s text:c="2"/></text:span><text:span text:style-name="T1">% </text:span><text:span text:style-name="T3">Start with exporting matrices and ROI values from imlook4d</text:span></text:p>
      <text:p text:style-name="P16"><text:s text:c="2"/>Export</text:p>
      <text:p text:style-name="P11"><text:span text:style-name="T15"><text:s text:c="2"/></text:span><text:span text:style-name="T13">ROI_data_to_workspace</text:span></text:p>
      <text:p text:style-name="P11"><text:span text:style-name="T13"><text:s text:c="2"/></text:span><text:span text:style-name="T1">% Get voxelsize in mm. <text:s/>Can also be specified as vector vox = [ 2 2 2 ];</text:span></text:p>
      <text:p text:style-name="P9"><text:span text:style-name="T1"><text:s text:c="2"/></text:span><text:span text:style-name="T13">vox = voxel_size(imlook4d_current_handles)</text:span></text:p>
      <text:p text:style-name="Standard"><text:span text:style-name="T13"><text:s text:c="2"/></text:span><text:span text:style-name="T1">%Convert known resolution in mm fwhm=[ 3.59, 3.40, 4.32], to fwhm in pixels</text:span></text:p>
      <text:p text:style-name="P15"><text:s text:c="2"/>fwhm_pixels = pixels( [ 3.59, 3.40, 4.32], vox);</text:p>
      <text:p text:style-name="Standard"><text:span text:style-name="T13"><text:s text:c="2"/></text:span><text:span text:style-name="T1">% Convert from fwhm to sigma</text:span></text:p>
      <text:p text:style-name="P15"><text:s text:c="2"/>sigma_pixels = fwhm_pixels / 2.35; </text:p>
      <text:p text:style-name="P15"/>
      <text:p text:style-name="P14"><text:span text:style-name="T13"><text:s/></text:span><text:span text:style-name="T6">% </text:span><text:span text:style-name="T5">Calculate PVE-corrected using MTC </text:span></text:p>
      <text:p text:style-name="P6"><text:s/>%(MGM on all ROIs with GMT-corrected true ROI values)</text:p>
      <text:p text:style-name="P46"><text:span text:style-name="T5"><text:s text:c="2"/></text:span><text:span text:style-name="T14">[C, P, TACT] = pveCorrection( 'MTC',imlook4d_Cdata, imlook4d_ROI, sigma_pixels); </text:span></text:p>
      <text:p text:style-name="P10"><text:s text:c="2"/><text:span text:style-name="T13"><text:s/></text:span><text:span text:style-name="T1">% </text:span><text:span text:style-name="T2">Display </text:span><text:span text:style-name="T4">corrected </text:span><text:span text:style-name="T2">matrix</text:span></text:p>
      <text:p text:style-name="P10"><text:span text:style-name="T14"><text:s text:c="2"/>imlook4d(C);</text:span><text:span text:style-name="T13"> </text:span></text:p>
      <text:p text:style-name="P19"/>
      <text:p text:style-name="P31">The GMT-corrected “true” ROI <text:span text:style-name="T58">values</text:span> can be viewed in TACT matrix, <text:span text:style-name="T58">where columns are ROIs, and rows are values for each frame</text:span> <text:s/>The pve-map can be displayed using imlook4d(P), where the pve-maps are shown for each ROI (frame slider in imlook4d to change ROI).</text:p>
      <text:h text:style-name="P70" text:outline-level="1" text:is-list-header="true"/>
      <text:h text:style-name="P71" text:outline-level="1">References</text:h>
      <text:p text:style-name="P44"><text:span text:style-name="T40">Rousset</text:span><text:span text:style-name="T52"> OG, Ma Y, Evans AC., <text:line-break/></text:span><text:span text:style-name="T53">Correction for partial volume effects in PET: principle and validation</text:span><text:span text:style-name="T52">, <text:line-break/>J Nucl Med. 1998 May;39(5):904-11.</text:span></text:p>
      <text:p text:style-name="P44"><text:span text:style-name="T40">Müller-Gärtner</text:span><text:span text:style-name="T52"> HW, Links JM, Prince JL, Bryan RN, McVeigh E, Leal JP, Davatzikos C, Frost JJ., </text:span><text:span text:style-name="T53">Measurement of radiotracer concentration in brain gray matter using positron emission tomography: MRI-based correction for partial volume effects</text:span><text:span text:style-name="T52">, <text:line-break/>J Cereb Blood Flow Metab. 1992 Jul;12(4):571-83.</text:span></text:p>
      <text:p text:style-name="P43"><text:span text:style-name="CITE"><text:span text:style-name="T56">Erlandsson </text:span></text:span><text:span text:style-name="CITE"><text:span text:style-name="T54">K, Wong A T, van Heertum R, Mann J J and Parsey R V 2006 <text:line-break/></text:span></text:span><text:span text:style-name="CITE"><text:span text:style-name="T57">An improved method for voxel-based partial volume correction in PET and SPECT,</text:span></text:span><text:span text:style-name="CITE"><text:span text:style-name="T54"> <text:line-break/>NeuroImage </text:span></text:span><text:span text:style-name="CITE"><text:span text:style-name="T55">31</text:span></text:span><text:span text:style-name="CITE"><text:span text:style-name="T54"> T84</text:span></text:span></text:p>
      <text:p text:style-name="P40"/>
      <text:p text:style-name="P47">Appendix <text:span text:style-name="T47">A</text:span></text:p>
      <text:h text:style-name="P72" text:outline-level="1" text:restart-numbering="true" text:start-value="-1">Introduction</text:h>
      <text:p text:style-name="P42">This appendix describes the use of the underlying functions to the <text:s text:c="2"/><text:span text:style-name="T48">pveCorrection <text:s/></text:span>function. <text:s/>These can be used standalone to extract different data.</text:p>
      <text:h text:style-name="Heading_20_1" text:outline-level="1">Performing PVE-corrections <text:span text:style-name="T29">on images</text:span></text:h>
      <text:p text:style-name="P32">The below functions has been wrapped in a single function called pveCorrection. <text:s/>This uses combinations of the functions described below (read on for details, read only this section to get started).</text:p>
      <text:p text:style-name="P13"><text:span text:style-name="T1">% </text:span><text:span text:style-name="T7">Erlandsson 2006</text:span></text:p>
      <text:p text:style-name="P13"><text:span text:style-name="T7">% </text:span><text:span text:style-name="T5">Calculate PVE-corrected </text:span><text:span text:style-name="T7">image ROI, by ROI, </text:span><text:span text:style-name="T5">using </text:span><text:span text:style-name="T7">Multi-Target Correction (</text:span><text:span text:style-name="T5">MTC</text:span><text:span text:style-name="T7">).</text:span></text:p>
      <text:p text:style-name="P13"><text:span text:style-name="T7">% This is </text:span><text:span text:style-name="T5">MGM on all ROIs with true ROI values </text:span><text:span text:style-name="T7">calculated using </text:span><text:span text:style-name="T8">Geometric Transfer Matrix, GTM</text:span><text:span text:style-name="T5">)</text:span></text:p>
      <text:p text:style-name="P20"><text:span text:style-name="T13">[C, P, TACT]</text:span><text:span text:style-name="T12"> </text:span>= pveCorrection( 'MTC',imlook4d_Cdata, imlook4d_ROI, sigma_pixels);</text:p>
      <text:p text:style-name="P12"><text:span text:style-name="T1">% </text:span><text:span text:style-name="T5">Calculate PVE-corrected using MGM-percentile (MGM on all ROIs with ROI values from 90% percentile)</text:span></text:p>
      <text:p text:style-name="P34"><text:span text:style-name="T13">[C, P, TACT]</text:span><text:span text:style-name="T12"> </text:span><text:s/>= pveCorrection( 'MGM-percentile',imlook4d_Cdata, imlook4d_ROI, sigma_pixels, 90);</text:p>
      <text:p text:style-name="P33"/>
      <text:h text:style-name="P73" text:outline-level="1">Performing PVE-corrections on ROI data</text:h>
      <text:p text:style-name="P35">PVE-correction of ROI data can be done in many ways, with the assumption <text:span text:style-name="T32">that</text:span> <text:span text:style-name="T32">all</text:span> pixels within <text:span text:style-name="T32">a</text:span> ROI have the same <text:span text:style-name="T32">constant </text:span>value. <text:s/><text:span text:style-name="T30">Knowing the true mean value for each ROI, is crucial for these PVE-correction method to work. <text:s/>The problem is that all ROI </text:span>mean values<text:span text:style-name="T30"> are </text:span>incorrect<text:span text:style-name="T30">, since they are </text:span>averaged over pixels that are <text:span text:style-name="T30">affected by partial-volume effects.</text:span></text:p>
      <text:p text:style-name="P36">The true ROI value can be measured in the central parts of a large region (percentile method), or calculated by finding the recovery fraction from the region influenced by spill-out (Geometric Transfer Matrix, GTM, method).</text:p>
      <text:p text:style-name="P42">The partial-volume effect map (pve-map) which is created by a convolution with a Gaussian 3-dimensional point spread function (PSF) is needed.</text:p>
      <text:p text:style-name="P35"/>
      <text:h text:style-name="P74" text:outline-level="1">Create pve-map</text:h>
      <text:p text:style-name="P27">The spill-out from all ROIs is needed to perform PVE corrections. <text:s/>Such a map can be created by the function <text:span text:style-name="T60">pveMap. <text:s/>The output P can be used for both image PVE correction and ROI PVE correction. <text:s/>If only ROI PVE corrections should be used, then the preferred method is to use pveWeights (</text:span><text:span text:style-name="T60"><text:bookmark-ref text:reference-format="text" text:ref-name="__RefHeading__697_14284031961">Correct using GTM with W from pveWeights</text:bookmark-ref></text:span><text:span text:style-name="T60">). </text:span></text:p>
      <text:p text:style-name="P7"><text:soft-page-break/><text:span text:style-name="T24">function</text:span><text:span text:style-name="T13"> P = pveMap( ROIs, PSF)</text:span></text:p>
      <text:p text:style-name="P5">%</text:p>
      <text:p text:style-name="P5">% This function calculates a partial-volume-map for ROIs</text:p>
      <text:p text:style-name="P5">% Assumptions are:</text:p>
      <text:p text:style-name="P5">% - neighboring regions can be treated as homogenous</text:p>
      <text:p text:style-name="P5">% - scanner resolutions in x,y,z directions are.</text:p>
      <text:p text:style-name="P5">%</text:p>
      <text:p text:style-name="P5">% INPUT:</text:p>
      <text:p text:style-name="P5">% <text:s text:c="2"/>ROIs <text:s text:c="3"/>3D matrix with ROI indeces</text:p>
      <text:p text:style-name="P5">% <text:s text:c="2"/>PSF <text:s text:c="4"/>[sigmaX, sigmaY, sigmaZ] in pixels. <text:s/></text:p>
      <text:p text:style-name="P5">% <text:s text:c="10"/>Convert from FWHM: sigma = FWHM / 2.35</text:p>
      <text:p text:style-name="P5">% <text:s text:c="10"/>Convert from mm to pixels: divide by sigma(pixels) = sigma(mm) / pixelsize(mm)</text:p>
      <text:p text:style-name="P5">%</text:p>
      <text:p text:style-name="P5">% OUTPUT:</text:p>
      <text:p text:style-name="P5">% <text:s text:c="2"/>P <text:s text:c="6"/>PVE map with ROI in 4th dimension</text:p>
      <text:p text:style-name="P5">%</text:p>
      <text:p text:style-name="P5">% Example:</text:p>
      <text:p text:style-name="Standard"><text:span text:style-name="T13"><text:s text:c="2"/></text:span><text:span text:style-name="T1">% Get voxelsize in mm. <text:s/>Can also be specified as vector vox = [ 2 2 2 ];</text:span></text:p>
      <text:p text:style-name="P15"><text:s text:c="2"/>vox = voxel_size(imlook4d_current_handles); <text:s/></text:p>
      <text:p text:style-name="Standard"><text:span text:style-name="T13"><text:s text:c="3"/></text:span><text:span text:style-name="T1">% Convert known resolution in mm fwhm=[ 3.59, 3.40, 4.32], to fwhm in pixels</text:span></text:p>
      <text:p text:style-name="P15"><text:s text:c="2"/>fwhm_pixels = pixels( [ 3.59, 3.40, 4.32], vox); <text:s/></text:p>
      <text:p text:style-name="Standard"><text:span text:style-name="T13"><text:s text:c="2"/></text:span><text:span text:style-name="T1">% Convert from fwhm to sigma</text:span></text:p>
      <text:p text:style-name="P15"><text:s text:c="2"/>sigma_pixels = fwhm_pixels / 2.35; <text:s/></text:p>
      <text:p text:style-name="Standard"><text:span text:style-name="T13"><text:s text:c="2"/></text:span><text:span text:style-name="T1">% Create pve-map</text:span></text:p>
      <text:p text:style-name="P15"><text:s text:c="2"/>P = pveMap( imlook4d_ROI, sigma_pixels); <text:s text:c="2"/></text:p>
      <text:p text:style-name="P5"/>
      <text:p text:style-name="P22">Great care has been taking in analyzing the matlab convolution operation. <text:s/>It turns out that the length of the convoluted image dimensions have to be even; otherwise a shift occurs in the images. <text:s/>See matlab code of pveMap.</text:p>
      <text:h text:style-name="P75" text:outline-level="1">Obtaining the ROI values</text:h>
      <text:p text:style-name="P28">Knowing the true mean values for each ROI, is crucial for the method to work. <text:s/>The problem is that all ROIs in the image are wrong, since they are affected by partial-volume effects.</text:p>
      <text:h text:style-name="P77" text:outline-level="2">Use mean values</text:h>
      <text:p text:style-name="P28">This is <text:span text:style-name="T27">simply done by</text:span> getting the time-activity curve for the ROIs. <text:s/>Smaller regions will not be correct.</text:p>
      <text:p text:style-name="P21"><text:span text:style-name="T24">function</text:span><text:span text:style-name="T13"> measTACT = tactFromMatrix(M,ROIs); <text:s/></text:span></text:p>
      <text:p text:style-name="P5">% INPUTS</text:p>
      <text:p text:style-name="P5">% - M <text:s text:c="3"/>3D or 4D matrix </text:p>
      <text:p text:style-name="P5">% - ROIs 3D matrix with ROI indeces</text:p>
      <text:p text:style-name="P5">%</text:p>
      <text:p text:style-name="P5">% OUTPUTS</text:p>
      <text:p text:style-name="P5">% - TACT <text:s text:c="2"/>Time-activity curve extracted by method MTC or MGM-percentil</text:p>
      <text:p text:style-name="P18"><text:s/></text:p>
      <text:p text:style-name="P28"/>
      <text:h text:style-name="P77" text:outline-level="2">Use highest pixels</text:h>
      <text:p text:style-name="P28">Using the mean of the highest 10% or 20% of the pixels within the ROI, gives central voxels for high-uptake regions, and thus a value closer to the correct uptake. <text:s/>This may still work for larger low-uptake regions, also when neighboring a high-uptake region, because the fraction of pixels suffering from spill in is small. <text:s/>This method may fail for small low-uptake regions close to a high <text:soft-page-break/>uptake region. <text:s/><text:span text:style-name="T49">Therefore, using mean values for most low-uptake background ROIs is used except for using this highest-pixel method for the isolated ROIs with high uptake.</text:span></text:p>
      <text:p text:style-name="P25"><text:span text:style-name="T49">The highest-pixel function</text:span>:</text:p>
      <text:p text:style-name="P8"><text:span text:style-name="T24">function</text:span><text:span text:style-name="T13"> TACT= percentileTACT( ROIs, M, p)</text:span></text:p>
      <text:p text:style-name="P5">%</text:p>
      <text:p text:style-name="P5">% This function gives a time-activity curve using the mean of <text:s/>the highest</text:p>
      <text:p text:style-name="P5">% pixels (as defined by fraction parameter)</text:p>
      <text:p text:style-name="P5">%</text:p>
      <text:p text:style-name="P5">% INPUT:</text:p>
      <text:p text:style-name="P5">% <text:s text:c="2"/>ROIs <text:s text:c="7"/>3D matrix with ROI indeces</text:p>
      <text:p text:style-name="P5">% <text:s text:c="2"/>M <text:s text:c="10"/>3D or 4D matrix</text:p>
      <text:p text:style-name="P5">% <text:s text:c="2"/>p <text:s text:c="10"/>Percentile to use for mean calculations. 90 is the highest 10 % of pixel values</text:p>
      <text:p text:style-name="P5">%</text:p>
      <text:p text:style-name="P5">% OUTPUT:</text:p>
      <text:p text:style-name="P5">% <text:s text:c="2"/>TACT <text:s text:c="7"/>Time activity matrix [frame, ROI]</text:p>
      <text:p text:style-name="P5">%</text:p>
      <text:p text:style-name="P5">% Example:</text:p>
      <text:p text:style-name="Standard"><text:span text:style-name="T13"><text:s text:c="2"/></text:span><text:span text:style-name="T1">% First, Export from imlook4d.</text:span></text:p>
      <text:p text:style-name="P15"><text:s text:c="2"/>TACT = percentileTACT( imlook4d_ROI, imlook4d_Cdata, 90)</text:p>
      <text:p text:style-name="P26"/>
      <text:h text:style-name="P78" text:outline-level="2"><text:bookmark-start text:name="__RefHeading__697_1428403196"/><text:span text:style-name="T60">Correct using</text:span> <text:span text:style-name="T31">GTM with P from pveMap</text:span><text:bookmark-end text:name="__RefHeading__697_1428403196"/></text:h>
      <text:p text:style-name="P29">The Geometric Transfer Matrix (<text:span text:style-name="T31">GTM</text:span>) method (Rousset, 1998) calculates true mean uptake values by solving the cross-talk due to partial-volume effects between regions. <text:s/><text:span text:style-name="T50">This requires known ROIs</text:span></text:p>
      <text:p text:style-name="Standard"><text:span text:style-name="T24">function</text:span><text:span text:style-name="T13"> trueTACT = gtm( measTACT, ROIs, P)</text:span></text:p>
      <text:p text:style-name="P5">%</text:p>
      <text:p text:style-name="P5">% This function calculate true uptake values using the geometric transfer</text:p>
      <text:p text:style-name="P5">% matrix (GTM) method, by Rousset (1998). </text:p>
      <text:p text:style-name="P5">% </text:p>
      <text:p text:style-name="P5">%</text:p>
      <text:p text:style-name="P5">% INPUT:</text:p>
      <text:p text:style-name="P5">% <text:s text:c="2"/>measTACT measured ROI values [frame, roi]. <text:s/>1D if static scan. <text:s/>2D if dynamic scan.</text:p>
      <text:p text:style-name="P5">% <text:s text:c="2"/>ROIs <text:s text:c="3"/>3D matrix with ROI indeces</text:p>
      <text:p text:style-name="P5">% <text:s text:c="2"/>P <text:s text:c="6"/>Recovery map, pixel by pixle. <text:s/>Create by pveMap command</text:p>
      <text:p text:style-name="P5">%</text:p>
      <text:p text:style-name="P5">% OUTPUT:</text:p>
      <text:p text:style-name="P5">% <text:s text:c="2"/>trueTACT <text:s text:c="2"/>PVE-corrected true TACT values</text:p>
      <text:p text:style-name="P5">%</text:p>
      <text:p text:style-name="P5">% Example:</text:p>
      <text:p text:style-name="Standard"><text:span text:style-name="T13"><text:s text:c="2"/></text:span><text:span text:style-name="T1">% Export, and ROI_data_to_workspace from imlook4d.</text:span></text:p>
      <text:p text:style-name="Standard"><text:span text:style-name="T13"><text:s text:c="2"/></text:span><text:span text:style-name="T1">%</text:span></text:p>
      <text:p text:style-name="Standard"><text:span text:style-name="T13"><text:s text:c="2"/></text:span><text:span text:style-name="T1">% Get voxelsize in mm. <text:s/>Can also be specified as vector vox = [ 2 2 2 ];</text:span></text:p>
      <text:p text:style-name="P15"><text:s text:c="2"/>vox = voxel_size(imlook4d_current_handles)</text:p>
      <text:p text:style-name="Standard"><text:span text:style-name="T13"><text:s text:c="2"/></text:span><text:span text:style-name="T1">%Convert known resolution in mm fwhm=[ 3.59, 3.40, 4.32], to fwhm in pixels</text:span></text:p>
      <text:p text:style-name="P15"><text:s text:c="2"/>fwhm_pixels = pixels( [ 3.59, 3.40, 4.32], vox);</text:p>
      <text:p text:style-name="Standard"><text:span text:style-name="T13"><text:s text:c="2"/></text:span><text:span text:style-name="T1">% Convert from fwhm to sigma</text:span></text:p>
      <text:p text:style-name="P15"><text:s text:c="2"/>sigma_pixels = fwhm_pixels / 2.35; </text:p>
      <text:p text:style-name="Standard"><text:span text:style-name="T13"><text:s text:c="2"/></text:span><text:span text:style-name="T1">% Create pve-map</text:span></text:p>
      <text:p text:style-name="P15"><text:s text:c="2"/>P = pveMap( imlook4d_ROI, sigma_pixels); <text:s/></text:p>
      <text:p text:style-name="Standard"><text:span text:style-name="T13"><text:s text:c="2"/></text:span><text:span text:style-name="T1">% Get pve-corrected ROI values</text:span></text:p>
      <text:p text:style-name="P15"><text:s text:c="2"/>TACT = gtm( imlook4d_ROI_data.mean, imlook4d_ROI, P); <text:s/></text:p>
      <text:p text:style-name="P15"><text:s text:c="2"/></text:p>
      <text:h text:style-name="P79" text:outline-level="2"><text:bookmark-start text:name="__RefHeading__697_14284031961"/><text:soft-page-break/><text:span text:style-name="T60">Correct using GTM with W from pveWeights</text:span><text:bookmark-end text:name="__RefHeading__697_14284031961"/></text:h>
      <text:p text:style-name="P55">For PVE correction of ROIs <text:span text:style-name="T65">(not images)</text:span>, the output from pveMap is unnecessary big, especially for large number of ROIs. <text:s/>Therefore, it is better to calculate only the weight factors for the GTM model, and apply them.</text:p>
      <text:p text:style-name="P56">Calculating weights: </text:p>
      <text:p text:style-name="P60"><text:span text:style-name="T25">function</text:span><text:span text:style-name="T21"> W = pveWeights( ROIs, PSF)</text:span></text:p>
      <text:p text:style-name="P5">%</text:p>
      <text:p text:style-name="P5">% This function calculates <text:s/>partial-volume weights for cross talk between all ROIs</text:p>
      <text:p text:style-name="P5">% using Geometric Transfer Matrix (GTM) method </text:p>
      <text:p text:style-name="P5">% (Rousset OG, Ma Y, Evans AC, J Nucl Med. 1998 May;39(5):904-11).</text:p>
      <text:p text:style-name="P5">% Assumptions are:</text:p>
      <text:p text:style-name="P5">% - neighboring regions can be treated as homogenous</text:p>
      <text:p text:style-name="P5">% - scanner resolutions in x,y,z directions are.</text:p>
      <text:p text:style-name="P5">%</text:p>
      <text:p text:style-name="P5">% INPUT:</text:p>
      <text:p text:style-name="P5">% <text:s text:c="2"/>ROIs <text:s text:c="3"/>3D matrix with ROI indeces</text:p>
      <text:p text:style-name="P5">% <text:s text:c="2"/>PSF <text:s text:c="4"/>[sigmaX, sigmaY, sigmaZ] in pixels. <text:s/></text:p>
      <text:p text:style-name="P5">% <text:s text:c="10"/>Convert from FWHM: sigma = FWHM / 2.35</text:p>
      <text:p text:style-name="P5">% <text:s text:c="10"/>Convert from mm to pixels: divide by sigma(pixels) = sigma(mm) / pixelsize(mm)</text:p>
      <text:p text:style-name="P5">%</text:p>
      <text:p text:style-name="P5">% OUTPUT:</text:p>
      <text:p text:style-name="P5">% <text:s text:c="2"/>W <text:s text:c="6"/>PVE weights between ROIs (2D matrix)</text:p>
      <text:p text:style-name="P5">%</text:p>
      <text:p text:style-name="P5">% Example:</text:p>
      <text:p text:style-name="P5">% <text:s text:c="2"/>% Export from imlook4d.</text:p>
      <text:p text:style-name="P5">% <text:s text:c="2"/>% Get voxelsize in mm. <text:s/>Can also be specified as vector vox = [ 2 2 2 ];</text:p>
      <text:p text:style-name="P5"><text:s text:c="3"/><text:span text:style-name="T12">vox = voxel_size(imlook4d_current_handles); <text:s/></text:span></text:p>
      <text:p text:style-name="P5"><text:s text:c="4"/>% Convert known resolution in mm fwhm=[ 3.59, 3.40, 4.32], to fwhm in pixels</text:p>
      <text:p text:style-name="P5"><text:s text:c="3"/><text:span text:style-name="T12">fwhm_pixels = pixels( [ 3.59, 3.40, 4.32], vox);</text:span> <text:s/></text:p>
      <text:p text:style-name="P5"><text:s text:c="3"/>% Convert from fwhm to sigma</text:p>
      <text:p text:style-name="P5"><text:s text:c="3"/><text:span text:style-name="T12">sigma_pixels = fwhm_pixels / 2.35;</text:span> <text:s/></text:p>
      <text:p text:style-name="P5"><text:s text:c="3"/>% Create pve-<text:span text:style-name="T61">weights</text:span></text:p>
      <text:p text:style-name="Standard"><text:span text:style-name="T1"><text:s text:c="3"/></text:span><text:span text:style-name="T13">W = pveWeights( imlook4d_ROI, sigma_pixels);</text:span><text:span text:style-name="T1"> <text:s/></text:span><text:span text:style-name="T10"><text:s text:c="2"/></text:span></text:p>
      <text:p text:style-name="P57"/>
      <text:p text:style-name="P61">The ROI values can <text:span text:style-name="T63">then </text:span>be <text:span text:style-name="T63">PVE-corrected</text:span> by the following operations :</text:p>
      <text:p text:style-name="P59">% Dynamic data</text:p>
      <text:p text:style-name="P62">[tact, NPixels, stdev, maxActivity, roisToCalculate ] = ...</text:p>
      <text:p text:style-name="P62"><text:s text:c="3"/>generateTACT(imlook4d_current_handles,imlook4d_ROI);</text:p>
      <text:p text:style-name="P63"><text:s text:c="3"/>numberOfFrames <text:span text:style-name="T64">= size(tact,2);</text:span></text:p>
      <text:p text:style-name="P64"><text:s text:c="3"/>for i = 1:numberOfFrames</text:p>
      <text:p text:style-name="P66"><text:s text:c="8"/>pvc_tact(:,i) = (<text:span text:style-name="T62">pveFactors</text:span>' \ tact(:,i) );</text:p>
      <text:p text:style-name="P65"><text:s text:c="3"/>end</text:p>
      <text:p text:style-name="P65"/>
      <text:p text:style-name="P59">% Static data</text:p>
      <text:p text:style-name="P62">ExportROIs; <text:span text:style-name="T11">% Saves pveFactors to workspace</text:span></text:p>
      <text:p text:style-name="P62">imlook4d_ROI_data.pve = (pveFactors' \ imlook4d_ROI_data.mean')';</text:p>
      <text:p text:style-name="P62"/>
      <text:h text:style-name="P76" text:outline-level="1">PVE-correct an image</text:h>
      <text:p text:style-name="P2">The pve correction requires known time-activity data for each ROI, the ROI matrix, the PET matrix, and the point-spread function resolution.</text:p>
      <text:p text:style-name="P1"/>
      <text:p text:style-name="P4">This was implemented as the function</text:p>
      <text:p text:style-name="P4"/>
      <text:p text:style-name="P17"><text:span text:style-name="T23">function</text:span><text:span text:style-name="T51"> [C, P] = pve( TACT, ROIs, M, P)</text:span></text:p>
      <text:p text:style-name="P5"><text:soft-page-break/>%</text:p>
      <text:p text:style-name="P5">% This function calculates a partial-volume-corrected image.</text:p>
      <text:p text:style-name="P5">% Assumptions are:</text:p>
      <text:p text:style-name="P5">% - neighboring regions can be treated as homogenous</text:p>
      <text:p text:style-name="P5">% - scanner resolutions in x,y,z directions are.</text:p>
      <text:p text:style-name="P5">%</text:p>
      <text:p text:style-name="P5">% INPUT:</text:p>
      <text:p text:style-name="P5">% <text:s text:c="2"/>TACT <text:s text:c="3"/>true ROI values [frame, roi]. <text:s/>1D if static scan. <text:s/>2D if dynamic scan.</text:p>
      <text:p text:style-name="P5">% <text:s text:c="2"/>ROIs <text:s text:c="3"/>3D matrix with ROI indeces</text:p>
      <text:p text:style-name="P5">% <text:s text:c="2"/>M <text:s text:c="6"/>3D or 4D matrix</text:p>
      <text:p text:style-name="P5">% <text:s text:c="2"/>P <text:s text:c="6"/>Recovery map, pixel by pixle. <text:s/>Create by pveMap command</text:p>
      <text:p text:style-name="P5">%</text:p>
      <text:p text:style-name="P5">% OUTPUT:</text:p>
      <text:p text:style-name="P5">% <text:s text:c="2"/>C <text:s text:c="6"/>PVE-corrected matrix</text:p>
      <text:p text:style-name="P5">% <text:s text:c="2"/>P <text:s text:c="6"/>PVE map with ROI in 4th dimension</text:p>
      <text:p text:style-name="P5">%</text:p>
      <text:p text:style-name="P5">% Example:</text:p>
      <text:p text:style-name="Standard"><text:span text:style-name="T13"><text:s text:c="2"/></text:span><text:span text:style-name="T1">% Export, and ROI_data_to_workspace from imlook4d.</text:span></text:p>
      <text:p text:style-name="P5"><text:s/></text:p>
      <text:p text:style-name="Standard"><text:span text:style-name="T13"><text:s text:c="2"/></text:span><text:span text:style-name="T1">% Get voxelsize in mm. <text:s/>Can also be specified as vector vox = [ 2 2 2 ];</text:span></text:p>
      <text:p text:style-name="P15"><text:s text:c="2"/>vox = voxel_size(imlook4d_current_handles); <text:s text:c="3"/></text:p>
      <text:p text:style-name="Standard"><text:span text:style-name="T13"><text:s text:c="2"/></text:span><text:span text:style-name="T1">% Convert known resolution in mm fwhm=[ 3.59, 3.40, 4.32], to fwhm in pixels</text:span></text:p>
      <text:p text:style-name="P15"><text:s text:c="2"/>fwhm_pixels = pixels( [ 3.59, 3.40, 4.32], vox); </text:p>
      <text:p text:style-name="Standard"><text:span text:style-name="T13"><text:s text:c="2"/></text:span><text:span text:style-name="T1">% Convert from fwhm to sigma</text:span></text:p>
      <text:p text:style-name="P15"><text:s text:c="2"/>sigma_pixels = fwhm_pixels / 2.35; <text:s/></text:p>
      <text:p text:style-name="Standard"><text:span text:style-name="T13"><text:s text:c="2"/></text:span><text:span text:style-name="T1">% Create pve-map</text:span></text:p>
      <text:p text:style-name="P15"><text:s text:c="2"/>P = pveMap( imlook4d_ROI, sigma_pixels);</text:p>
      <text:p text:style-name="Standard"><text:span text:style-name="T13"><text:s text:c="2"/></text:span><text:span text:style-name="T1">% Create pve-corrected image</text:span></text:p>
      <text:p text:style-name="P15"><text:s text:c="2"/>C=pve( imlook4d_ROI_data.mean, imlook4d_ROI, imlook4d_Cdata, P); imlook4d(C);</text:p>
      <text:p text:style-name="P17"/>
      <text:p text:style-name="P5"/>
      <text:p text:style-name="P17"/>
      <text:p text:style-name="P3"/>
      <text:p text:style-name="P24">This method is quite slow due to the convolution operation in MATLAB, but there <text:span text:style-name="T28">may be</text:span> optimized ways to solve this <text:span text:style-name="T26">(http://www.mathworks.com/matlabcentral/newsreader/view_thread/309585)</text:span>.</text:p>
      <text:h text:style-name="P67" text:outline-level="1" text:is-list-header="true"><text:a xlink:type="simple" xlink:href="../../../../../../../../../pubmed/%3Fterm=Evans%20AC%5BAuthor%5D&amp;cauthor=true&amp;cauthor_uid=9591599" text:style-name="Internet_20_link" text:visited-style-name="Visited_20_Internet_20_Link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Times New Roman1" svg:font-family="'Times New Roman'" style:font-family-generic="roman"/>
    <style:font-face style:name="Arial2" svg:font-family="Arial" style:font-family-generic="swiss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">
      <style:paragraph-properties fo:margin-top="0.176cm" fo:margin-bottom="0.176cm" loext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loext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fo:orphans="2" fo:widows="2" style:border-line-width-top="0.009cm 0.009cm 0.009cm" fo:padding="0cm" fo:border-left="none" fo:border-right="none" fo:border-top="0.74pt double #000001" fo:border-bottom="none" style:writing-mode="lr-tb"/>
      <style:text-properties style:font-name="Arial" fo:font-family="Arial" style:font-family-generic="roman" fo:font-size="8pt" style:font-name-asian="Arial1" style:font-family-asian="Arial" style:font-family-generic-asian="system" style:font-pitch-asian="variable" style:font-size-asian="8pt" style:font-name-complex="Courier New2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1" style:writing-mode="lr-tb"/>
      <style:text-properties style:font-name="Arial" fo:font-family="Arial" style:font-family-generic="roman" fo:font-size="8pt" style:font-name-asian="Arial1" style:font-family-asian="Arial" style:font-family-generic-asian="system" style:font-pitch-asian="variable" style:font-size-asian="8pt" style:font-name-complex="Courier New2" style:font-family-complex="'Courier New'" style:font-family-generic-complex="system" style:font-pitch-complex="variable" style:font-size-complex="12pt" text:display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fo:font-size="10pt" style:font-size-asian="10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fo:font-size="10pt" style:font-size-asian="10pt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Axelsson</meta:initial-creator>
    <meta:creation-date>2015-12-22T14:04:04.718000000</meta:creation-date>
    <dc:date>2019-05-15T16:49:58.365595458</dc:date>
    <dc:creator>JA</dc:creator>
    <meta:editing-duration>P1DT2H48M33S</meta:editing-duration>
    <meta:editing-cycles>70</meta:editing-cycles>
    <meta:generator>LibreOffice/6.0.6.2$MacOSX_X86_64 LibreOffice_project/0c292870b25a325b5ed35f6b45599d2ea4458e77</meta:generator>
    <meta:document-statistic meta:table-count="0" meta:image-count="0" meta:object-count="0" meta:page-count="7" meta:paragraph-count="217" meta:word-count="2158" meta:character-count="13444" meta:non-whitespace-character-count="11084"/>
  </office:meta>
</office:document-meta>
</file>